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Helvetica" svg:font-family="Helvetica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0e3e9" officeooo:paragraph-rsid="0010e3e9"/>
    </style:style>
    <style:style style:name="P2" style:family="paragraph" style:parent-style-name="Standard">
      <style:text-properties fo:language="en" fo:country="GB" officeooo:rsid="00130370" officeooo:paragraph-rsid="00130370"/>
    </style:style>
    <style:style style:name="P3" style:family="paragraph" style:parent-style-name="Standard">
      <style:text-properties fo:language="en" fo:country="GB" officeooo:rsid="00140dae" officeooo:paragraph-rsid="00140dae"/>
    </style:style>
    <style:style style:name="P4" style:family="paragraph" style:parent-style-name="Standard">
      <style:text-properties fo:language="en" fo:country="GB" officeooo:rsid="00145552" officeooo:paragraph-rsid="001f05ec"/>
    </style:style>
    <style:style style:name="P5" style:family="paragraph" style:parent-style-name="Standard">
      <style:text-properties fo:language="en" fo:country="GB" officeooo:rsid="00153a6d" officeooo:paragraph-rsid="00153a6d"/>
    </style:style>
    <style:style style:name="P6" style:family="paragraph" style:parent-style-name="Standard">
      <style:text-properties fo:language="en" fo:country="GB" officeooo:rsid="0015b5ec" officeooo:paragraph-rsid="0015b5ec"/>
    </style:style>
    <style:style style:name="P7" style:family="paragraph" style:parent-style-name="Standard">
      <style:text-properties fo:language="en" fo:country="GB" officeooo:rsid="0015cf8c" officeooo:paragraph-rsid="0015cf8c"/>
    </style:style>
    <style:style style:name="P8" style:family="paragraph" style:parent-style-name="Standard">
      <style:text-properties fo:language="en" fo:country="GB" officeooo:rsid="0015cf8c" officeooo:paragraph-rsid="0016c903"/>
    </style:style>
    <style:style style:name="P9" style:family="paragraph" style:parent-style-name="Standard">
      <style:text-properties fo:language="en" fo:country="GB" officeooo:rsid="0017bfda" officeooo:paragraph-rsid="0017bfda"/>
    </style:style>
    <style:style style:name="P10" style:family="paragraph" style:parent-style-name="Standard">
      <style:text-properties fo:language="en" fo:country="GB" officeooo:rsid="000f52b6" officeooo:paragraph-rsid="000f52b6"/>
    </style:style>
    <style:style style:name="P11" style:family="paragraph" style:parent-style-name="Standard">
      <style:text-properties fo:language="en" fo:country="GB" fo:font-weight="bold" officeooo:rsid="000f52b6" officeooo:paragraph-rsid="000f52b6" style:font-weight-asian="bold" style:font-weight-complex="bold"/>
    </style:style>
    <style:style style:name="P12" style:family="paragraph" style:parent-style-name="Standard">
      <style:text-properties fo:language="en" fo:country="GB" fo:font-weight="bold" officeooo:rsid="0010e3e9" officeooo:paragraph-rsid="001f05ec" style:font-weight-asian="bold" style:font-weight-complex="bold"/>
    </style:style>
    <style:style style:name="P13" style:family="paragraph" style:parent-style-name="Standard">
      <style:text-properties fo:language="en" fo:country="GB" fo:font-weight="bold" officeooo:rsid="003076f3" officeooo:paragraph-rsid="003076f3" style:font-weight-asian="bold" style:font-weight-complex="bold"/>
    </style:style>
    <style:style style:name="P14" style:family="paragraph" style:parent-style-name="Standard">
      <style:text-properties fo:language="en" fo:country="GB" fo:font-weight="bold" officeooo:rsid="00308c04" officeooo:paragraph-rsid="00308c04" style:font-weight-asian="bold" style:font-weight-complex="bold"/>
    </style:style>
    <style:style style:name="P15" style:family="paragraph" style:parent-style-name="Standard">
      <style:text-properties fo:language="en" fo:country="GB" fo:font-weight="bold" officeooo:rsid="001d1e21" officeooo:paragraph-rsid="0030b718" style:font-weight-asian="bold" style:font-weight-complex="bold"/>
    </style:style>
    <style:style style:name="P16" style:family="paragraph" style:parent-style-name="Standard">
      <style:text-properties fo:language="en" fo:country="GB" fo:font-weight="bold" officeooo:rsid="00350bd2" officeooo:paragraph-rsid="00350bd2" style:font-weight-asian="bold" style:font-weight-complex="bold"/>
    </style:style>
    <style:style style:name="P17" style:family="paragraph" style:parent-style-name="Standard">
      <style:text-properties fo:language="en" fo:country="GB" fo:font-weight="bold" officeooo:rsid="0039a5c6" officeooo:paragraph-rsid="0039a5c6" style:font-weight-asian="bold" style:font-weight-complex="bold"/>
    </style:style>
    <style:style style:name="P18" style:family="paragraph" style:parent-style-name="Standard">
      <style:text-properties fo:language="en" fo:country="GB" fo:font-weight="bold" officeooo:rsid="004309f1" officeooo:paragraph-rsid="004309f1" style:font-weight-asian="bold" style:font-weight-complex="bold"/>
    </style:style>
    <style:style style:name="P19" style:family="paragraph" style:parent-style-name="Standard">
      <style:text-properties fo:language="en" fo:country="GB" fo:font-weight="bold" officeooo:rsid="00436359" officeooo:paragraph-rsid="00436359" style:font-weight-asian="bold" style:font-weight-complex="bold"/>
    </style:style>
    <style:style style:name="P20" style:family="paragraph" style:parent-style-name="Standard">
      <style:text-properties fo:language="en" fo:country="GB" fo:font-weight="bold" officeooo:rsid="004452bd" officeooo:paragraph-rsid="004452bd" style:font-weight-asian="bold" style:font-weight-complex="bold"/>
    </style:style>
    <style:style style:name="P21" style:family="paragraph" style:parent-style-name="Standard">
      <style:text-properties fo:language="en" fo:country="GB" fo:font-weight="bold" officeooo:rsid="0047f294" officeooo:paragraph-rsid="0047f294" style:font-weight-asian="bold" style:font-weight-complex="bold"/>
    </style:style>
    <style:style style:name="P22" style:family="paragraph" style:parent-style-name="Standard">
      <style:text-properties fo:language="en" fo:country="GB" fo:font-weight="bold" officeooo:rsid="0049e05f" officeooo:paragraph-rsid="0049e05f" style:font-weight-asian="bold" style:font-weight-complex="bold"/>
    </style:style>
    <style:style style:name="P23" style:family="paragraph" style:parent-style-name="Standard">
      <style:text-properties fo:language="en" fo:country="GB" officeooo:rsid="001d1e21" officeooo:paragraph-rsid="001d1e21"/>
    </style:style>
    <style:style style:name="P24" style:family="paragraph" style:parent-style-name="Standard">
      <style:text-properties fo:language="en" fo:country="GB" officeooo:rsid="0010e3e9" officeooo:paragraph-rsid="0010e3e9"/>
    </style:style>
    <style:style style:name="P25" style:family="paragraph" style:parent-style-name="Standard">
      <style:text-properties fo:language="en" fo:country="GB" officeooo:rsid="001f129d" officeooo:paragraph-rsid="001f129d"/>
    </style:style>
    <style:style style:name="P26" style:family="paragraph" style:parent-style-name="Standard">
      <style:text-properties fo:language="en" fo:country="GB" officeooo:rsid="002a6610" officeooo:paragraph-rsid="002a6610"/>
    </style:style>
    <style:style style:name="P27" style:family="paragraph" style:parent-style-name="Standard">
      <style:text-properties fo:language="en" fo:country="GB" officeooo:rsid="002a746a" officeooo:paragraph-rsid="002a746a"/>
    </style:style>
    <style:style style:name="P28" style:family="paragraph" style:parent-style-name="Standard">
      <style:text-properties fo:language="en" fo:country="GB" fo:font-style="italic" officeooo:rsid="002a6610" officeooo:paragraph-rsid="002a6610" style:font-style-asian="italic" style:font-style-complex="italic"/>
    </style:style>
    <style:style style:name="P29" style:family="paragraph" style:parent-style-name="Standard">
      <style:text-properties fo:language="en" fo:country="GB" fo:font-style="italic" officeooo:rsid="002be485" officeooo:paragraph-rsid="002be485" style:font-style-asian="italic" style:font-style-complex="italic"/>
    </style:style>
    <style:style style:name="P30" style:family="paragraph" style:parent-style-name="Standard">
      <style:text-properties fo:language="en" fo:country="GB" fo:font-style="italic" officeooo:rsid="00145552" officeooo:paragraph-rsid="0033745a" style:font-style-asian="italic" style:font-style-complex="italic"/>
    </style:style>
    <style:style style:name="P31" style:family="paragraph" style:parent-style-name="Standard">
      <style:text-properties fo:language="en" fo:country="GB" fo:font-style="italic" officeooo:rsid="002f43a1" officeooo:paragraph-rsid="001f129d" style:font-style-asian="italic" style:font-style-complex="italic"/>
    </style:style>
    <style:style style:name="P32" style:family="paragraph" style:parent-style-name="Standard">
      <style:text-properties fo:language="en" fo:country="GB" fo:font-style="italic" officeooo:rsid="001f129d" officeooo:paragraph-rsid="001f129d" style:font-style-asian="italic" style:font-style-complex="italic"/>
    </style:style>
    <style:style style:name="P33" style:family="paragraph" style:parent-style-name="Standard">
      <style:text-properties fo:language="en" fo:country="GB" fo:font-style="italic" officeooo:rsid="0010e3e9" officeooo:paragraph-rsid="0010e3e9" style:font-style-asian="italic" style:font-style-complex="italic"/>
    </style:style>
    <style:style style:name="P34" style:family="paragraph" style:parent-style-name="Standard">
      <style:text-properties fo:language="en" fo:country="GB" fo:font-style="italic" officeooo:rsid="004dfe4c" officeooo:paragraph-rsid="004dfe4c" style:font-style-asian="italic" style:font-style-complex="italic"/>
    </style:style>
    <style:style style:name="P35" style:family="paragraph" style:parent-style-name="Standard">
      <style:text-properties fo:language="en" fo:country="GB" fo:font-style="italic" officeooo:rsid="004ffc97" officeooo:paragraph-rsid="004ffc97" style:font-style-asian="italic" style:font-style-complex="italic"/>
    </style:style>
    <style:style style:name="P36" style:family="paragraph" style:parent-style-name="Standard">
      <style:text-properties fo:language="en" fo:country="GB" fo:font-style="italic" officeooo:rsid="005075b2" officeooo:paragraph-rsid="005075b2" style:font-style-asian="italic" style:font-style-complex="italic"/>
    </style:style>
    <style:style style:name="P37" style:family="paragraph" style:parent-style-name="Standard">
      <style:text-properties fo:language="en" fo:country="GB" fo:font-style="italic" fo:font-weight="normal" officeooo:rsid="003a209a" officeooo:paragraph-rsid="003a209a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language="en" fo:country="GB" fo:font-style="italic" fo:font-weight="normal" officeooo:rsid="0030ace6" officeooo:paragraph-rsid="0039a5c6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language="en" fo:country="GB" fo:font-style="italic" fo:font-weight="normal" officeooo:rsid="0039a5c6" officeooo:paragraph-rsid="0039a5c6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language="en" fo:country="GB" fo:font-style="italic" fo:font-weight="normal" officeooo:rsid="0047f294" officeooo:paragraph-rsid="0047f29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language="en" fo:country="GB" fo:font-style="italic" fo:font-weight="normal" officeooo:rsid="0047f294" officeooo:paragraph-rsid="004bdffa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language="en" fo:country="GB" fo:font-style="italic" fo:font-weight="bold" officeooo:rsid="003f5a85" officeooo:paragraph-rsid="003f5a85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language="en" fo:country="GB" fo:font-style="italic" fo:font-weight="bold" officeooo:rsid="004309f1" officeooo:paragraph-rsid="004309f1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language="en" fo:country="GB" fo:font-style="italic" fo:font-weight="bold" officeooo:rsid="00350bd2" officeooo:paragraph-rsid="00350bd2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language="en" fo:country="GB" fo:font-style="italic" fo:font-weight="bold" officeooo:rsid="00436359" officeooo:paragraph-rsid="00436359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language="en" fo:country="GB" fo:font-style="italic" fo:font-weight="bold" officeooo:rsid="00436359" officeooo:paragraph-rsid="0049e05f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language="en" fo:country="GB" fo:font-style="italic" fo:font-weight="bold" officeooo:rsid="004452bd" officeooo:paragraph-rsid="004452bd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language="en" fo:country="GB" fo:font-style="italic" fo:font-weight="bold" officeooo:rsid="004a3f15" officeooo:paragraph-rsid="004309f1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language="en" fo:country="GB" officeooo:rsid="002f43a1" officeooo:paragraph-rsid="001f129d"/>
    </style:style>
    <style:style style:name="P50" style:family="paragraph" style:parent-style-name="Standard">
      <style:text-properties fo:language="en" fo:country="GB" officeooo:rsid="002f43a1" officeooo:paragraph-rsid="002f43a1"/>
    </style:style>
    <style:style style:name="P51" style:family="paragraph" style:parent-style-name="Standard">
      <style:text-properties fo:language="en" fo:country="GB" officeooo:rsid="002f43a1" officeooo:paragraph-rsid="005542cc"/>
    </style:style>
    <style:style style:name="P52" style:family="paragraph" style:parent-style-name="Standard">
      <style:text-properties fo:language="en" fo:country="GB" officeooo:rsid="003076f3" officeooo:paragraph-rsid="003076f3"/>
    </style:style>
    <style:style style:name="P53" style:family="paragraph" style:parent-style-name="Standard">
      <style:text-properties fo:language="en" fo:country="GB" officeooo:rsid="00307bd0" officeooo:paragraph-rsid="00307bd0"/>
    </style:style>
    <style:style style:name="P54" style:family="paragraph" style:parent-style-name="Standard">
      <style:text-properties fo:language="en" fo:country="GB" fo:font-weight="normal" officeooo:rsid="00308c04" officeooo:paragraph-rsid="00308c04" style:font-weight-asian="normal" style:font-weight-complex="normal"/>
    </style:style>
    <style:style style:name="P55" style:family="paragraph" style:parent-style-name="Standard">
      <style:text-properties fo:language="en" fo:country="GB" fo:font-weight="normal" officeooo:rsid="0030ace6" officeooo:paragraph-rsid="00308c04" style:font-weight-asian="normal" style:font-weight-complex="normal"/>
    </style:style>
    <style:style style:name="P56" style:family="paragraph" style:parent-style-name="Standard">
      <style:text-properties fo:language="en" fo:country="GB" fo:font-weight="normal" officeooo:rsid="0039a5c6" officeooo:paragraph-rsid="0039a5c6" style:font-weight-asian="normal" style:font-weight-complex="normal"/>
    </style:style>
    <style:style style:name="P57" style:family="paragraph" style:parent-style-name="Standard">
      <style:text-properties fo:language="en" fo:country="GB" fo:font-weight="normal" officeooo:rsid="003a209a" officeooo:paragraph-rsid="003a209a" style:font-weight-asian="normal" style:font-weight-complex="normal"/>
    </style:style>
    <style:style style:name="P58" style:family="paragraph" style:parent-style-name="Standard">
      <style:text-properties fo:language="en" fo:country="GB" fo:font-weight="normal" officeooo:rsid="0047f294" officeooo:paragraph-rsid="004bdffa" style:font-weight-asian="normal" style:font-weight-complex="normal"/>
    </style:style>
    <style:style style:name="P59" style:family="paragraph" style:parent-style-name="Standard">
      <style:text-properties fo:language="en" fo:country="GB" fo:font-weight="normal" officeooo:rsid="004be0c5" officeooo:paragraph-rsid="004be0c5" style:font-weight-asian="normal" style:font-weight-complex="normal"/>
    </style:style>
    <style:style style:name="P60" style:family="paragraph" style:parent-style-name="Standard">
      <style:text-properties fo:language="en" fo:country="GB" fo:font-style="normal" fo:font-weight="normal" officeooo:rsid="003a209a" officeooo:paragraph-rsid="003a209a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n" fo:country="GB" fo:font-style="normal" fo:font-weight="normal" officeooo:rsid="004bdffa" officeooo:paragraph-rsid="004bdffa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n" fo:country="GB" fo:font-style="normal" officeooo:rsid="0010e3e9" officeooo:paragraph-rsid="0010e3e9" style:font-style-asian="normal" style:font-style-complex="normal"/>
    </style:style>
    <style:style style:name="P63" style:family="paragraph" style:parent-style-name="Standard">
      <style:text-properties fo:language="en" fo:country="GB" fo:font-style="normal" officeooo:rsid="004cb8f6" officeooo:paragraph-rsid="004cb8f6" style:font-style-asian="normal" style:font-style-complex="normal"/>
    </style:style>
    <style:style style:name="P64" style:family="paragraph" style:parent-style-name="Standard">
      <style:text-properties fo:language="en" fo:country="GB" fo:font-style="normal" officeooo:rsid="00541228" officeooo:paragraph-rsid="00541228" style:font-style-asian="normal" style:font-style-complex="normal"/>
    </style:style>
    <style:style style:name="P65" style:family="paragraph" style:parent-style-name="Standard">
      <style:text-properties fo:language="en" fo:country="GB" fo:font-style="normal" fo:font-weight="bold" officeooo:rsid="003f5a85" officeooo:paragraph-rsid="003f5a85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language="en" fo:country="GB" fo:font-style="normal" fo:font-weight="bold" officeooo:rsid="00436359" officeooo:paragraph-rsid="00436359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language="en" fo:country="GB" fo:font-style="normal" fo:font-weight="bold" officeooo:rsid="004452bd" officeooo:paragraph-rsid="004452bd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language="en" fo:country="GB" fo:font-style="normal" fo:font-weight="bold" officeooo:rsid="0047f294" officeooo:paragraph-rsid="0047f294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language="en" fo:country="GB" fo:font-style="normal" fo:font-weight="bold" officeooo:rsid="0049e05f" officeooo:paragraph-rsid="0049e05f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language="en" fo:country="GB" fo:font-style="normal" fo:font-weight="bold" officeooo:rsid="004bdffa" officeooo:paragraph-rsid="004bdffa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language="en" fo:country="GB" officeooo:rsid="004cb8f6" officeooo:paragraph-rsid="004cb8f6"/>
    </style:style>
    <style:style style:name="P72" style:family="paragraph" style:parent-style-name="Standard">
      <style:text-properties fo:language="en" fo:country="GB" officeooo:rsid="004dfe4c" officeooo:paragraph-rsid="004dfe4c"/>
    </style:style>
    <style:style style:name="P73" style:family="paragraph" style:parent-style-name="Standard">
      <style:text-properties fo:language="en" fo:country="GB" officeooo:rsid="004ffc97" officeooo:paragraph-rsid="004ffc97"/>
    </style:style>
    <style:style style:name="P74" style:family="paragraph" style:parent-style-name="Standard">
      <style:text-properties fo:language="en" fo:country="GB" officeooo:rsid="005075b2" officeooo:paragraph-rsid="005075b2"/>
    </style:style>
    <style:style style:name="P75" style:family="paragraph" style:parent-style-name="Standard">
      <style:text-properties fo:language="en" fo:country="GB" officeooo:rsid="00541228" officeooo:paragraph-rsid="00541228"/>
    </style:style>
    <style:style style:name="P76" style:family="paragraph" style:parent-style-name="Standard">
      <style:text-properties fo:font-style="italic" officeooo:paragraph-rsid="002a6610" style:font-style-asian="italic" style:font-style-complex="italic"/>
    </style:style>
    <style:style style:name="P77" style:family="paragraph" style:parent-style-name="Standard">
      <style:text-properties fo:font-style="italic" officeooo:paragraph-rsid="001f129d" style:font-style-asian="italic" style:font-style-complex="italic"/>
    </style:style>
    <style:style style:name="P78" style:family="paragraph" style:parent-style-name="Standard">
      <style:text-properties fo:font-style="italic" officeooo:paragraph-rsid="00308c04" style:font-style-asian="italic" style:font-style-complex="italic"/>
    </style:style>
    <style:style style:name="P79" style:family="paragraph" style:parent-style-name="Standard">
      <style:text-properties fo:font-style="italic" officeooo:paragraph-rsid="00395dd6" style:font-style-asian="italic" style:font-style-complex="italic"/>
    </style:style>
    <style:style style:name="P80" style:family="paragraph" style:parent-style-name="Standard">
      <style:text-properties officeooo:paragraph-rsid="00308c04"/>
    </style:style>
    <style:style style:name="P81" style:family="paragraph" style:parent-style-name="Standard">
      <style:text-properties officeooo:rsid="003190da" officeooo:paragraph-rsid="003190da"/>
    </style:style>
    <style:style style:name="P82" style:family="paragraph" style:parent-style-name="Standard">
      <style:text-properties officeooo:paragraph-rsid="000f52b6"/>
    </style:style>
    <style:style style:name="P83" style:family="paragraph" style:parent-style-name="Standard">
      <style:text-properties officeooo:rsid="00395dd6" officeooo:paragraph-rsid="00395dd6"/>
    </style:style>
    <style:style style:name="P84" style:family="paragraph" style:parent-style-name="Standard">
      <style:text-properties officeooo:paragraph-rsid="00395dd6"/>
    </style:style>
    <style:style style:name="P85" style:family="paragraph" style:parent-style-name="Standard">
      <style:text-properties fo:font-style="normal" officeooo:rsid="00395dd6" officeooo:paragraph-rsid="00395dd6" style:font-style-asian="normal" style:font-style-complex="normal"/>
    </style:style>
    <style:style style:name="P86" style:family="paragraph" style:parent-style-name="Standard">
      <style:text-properties officeooo:rsid="00413ff2" officeooo:paragraph-rsid="005a11eb"/>
    </style:style>
    <style:style style:name="P87" style:family="paragraph" style:parent-style-name="Standard">
      <style:text-properties officeooo:paragraph-rsid="004a3f15"/>
    </style:style>
    <style:style style:name="P88" style:family="paragraph" style:parent-style-name="Standard">
      <style:text-properties officeooo:rsid="0051f68e" officeooo:paragraph-rsid="0051f68e"/>
    </style:style>
    <style:style style:name="P89" style:family="paragraph" style:parent-style-name="Standard">
      <style:text-properties officeooo:rsid="00526644" officeooo:paragraph-rsid="00526644"/>
    </style:style>
    <style:style style:name="P90" style:family="paragraph" style:parent-style-name="Standard">
      <style:text-properties officeooo:rsid="00544e39" officeooo:paragraph-rsid="00544e39"/>
    </style:style>
    <style:style style:name="P91" style:family="paragraph" style:parent-style-name="Standard">
      <style:text-properties officeooo:paragraph-rsid="005a11eb"/>
    </style:style>
    <style:style style:name="P92" style:family="paragraph" style:parent-style-name="Standard">
      <style:paragraph-properties fo:break-before="page"/>
      <style:text-properties fo:language="en" fo:country="GB" officeooo:rsid="002f43a1" officeooo:paragraph-rsid="001f129d"/>
    </style:style>
    <style:style style:name="P93" style:family="paragraph" style:parent-style-name="Standard">
      <style:paragraph-properties fo:break-before="page"/>
      <style:text-properties fo:language="en" fo:country="GB" officeooo:rsid="004dfe4c" officeooo:paragraph-rsid="004dfe4c"/>
    </style:style>
    <style:style style:name="T1" style:family="text">
      <style:text-properties officeooo:rsid="0010e3e9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10e3e9"/>
    </style:style>
    <style:style style:name="T4" style:family="text">
      <style:text-properties fo:language="en" fo:country="GB" officeooo:rsid="0020d392"/>
    </style:style>
    <style:style style:name="T5" style:family="text">
      <style:text-properties fo:language="en" fo:country="GB" officeooo:rsid="002a6610"/>
    </style:style>
    <style:style style:name="T6" style:family="text">
      <style:text-properties fo:language="en" fo:country="GB" officeooo:rsid="002be485"/>
    </style:style>
    <style:style style:name="T7" style:family="text">
      <style:text-properties fo:language="en" fo:country="GB" officeooo:rsid="003076f3"/>
    </style:style>
    <style:style style:name="T8" style:family="text">
      <style:text-properties fo:language="en" fo:country="GB" officeooo:rsid="0030ace6"/>
    </style:style>
    <style:style style:name="T9" style:family="text">
      <style:text-properties fo:language="en" fo:country="GB" officeooo:rsid="0030f1d5"/>
    </style:style>
    <style:style style:name="T10" style:family="text">
      <style:text-properties fo:language="en" fo:country="GB" officeooo:rsid="002e1c19"/>
    </style:style>
    <style:style style:name="T11" style:family="text">
      <style:text-properties fo:language="en" fo:country="GB" fo:font-weight="normal" officeooo:rsid="003165d3" style:font-weight-asian="normal" style:font-weight-complex="normal"/>
    </style:style>
    <style:style style:name="T12" style:family="text">
      <style:text-properties fo:language="en" fo:country="GB" fo:font-weight="bold" officeooo:rsid="000f52b6" style:font-weight-asian="bold" style:font-weight-complex="bold"/>
    </style:style>
    <style:style style:name="T13" style:family="text">
      <style:text-properties fo:language="en" fo:country="GB" fo:font-weight="bold" officeooo:rsid="00262951" style:font-weight-asian="bold" style:font-weight-complex="bold"/>
    </style:style>
    <style:style style:name="T14" style:family="text">
      <style:text-properties fo:language="en" fo:country="GB" officeooo:rsid="00459ab3"/>
    </style:style>
    <style:style style:name="T15" style:family="text">
      <style:text-properties fo:language="en" fo:country="GB" officeooo:rsid="004698ea"/>
    </style:style>
    <style:style style:name="T16" style:family="text">
      <style:text-properties fo:language="en" fo:country="GB" fo:font-style="normal" fo:font-weight="normal" officeooo:rsid="004a3f15" style:font-style-asian="normal" style:font-weight-asian="normal" style:font-style-complex="normal" style:font-weight-complex="normal"/>
    </style:style>
    <style:style style:name="T17" style:family="text">
      <style:text-properties fo:language="en" fo:country="GB" officeooo:rsid="004a3f15"/>
    </style:style>
    <style:style style:name="T18" style:family="text">
      <style:text-properties fo:language="en" fo:country="GB" officeooo:rsid="00526644"/>
    </style:style>
    <style:style style:name="T19" style:family="text">
      <style:text-properties fo:language="en" fo:country="GB" officeooo:rsid="005a11eb"/>
    </style:style>
    <style:style style:name="T20" style:family="text">
      <style:text-properties fo:language="en" fo:country="GB" officeooo:rsid="00413ff2"/>
    </style:style>
    <style:style style:name="T21" style:family="text">
      <style:text-properties officeooo:rsid="0016c903"/>
    </style:style>
    <style:style style:name="T22" style:family="text">
      <style:text-properties officeooo:rsid="001be444"/>
    </style:style>
    <style:style style:name="T23" style:family="text">
      <style:text-properties officeooo:rsid="0020d392"/>
    </style:style>
    <style:style style:name="T24" style:family="text">
      <style:text-properties officeooo:rsid="00262951"/>
    </style:style>
    <style:style style:name="T25" style:family="text">
      <style:text-properties officeooo:rsid="002a6610"/>
    </style:style>
    <style:style style:name="T26" style:family="text">
      <style:text-properties officeooo:rsid="002a746a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436359" style:font-weight-asian="normal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436359" style:font-style-asian="italic" style:font-weight-asian="normal" style:font-style-complex="italic" style:font-weight-complex="normal"/>
    </style:style>
    <style:style style:name="T34" style:family="text">
      <style:text-properties officeooo:rsid="00395dd6"/>
    </style:style>
    <style:style style:name="T35" style:family="text">
      <style:text-properties officeooo:rsid="003a209a"/>
    </style:style>
    <style:style style:name="T36" style:family="text">
      <style:text-properties officeooo:rsid="005542cc"/>
    </style:style>
    <style:style style:name="T37" style:family="text">
      <style:text-properties officeooo:rsid="00585c2a"/>
    </style:style>
    <style:style style:name="T38" style:family="text">
      <style:text-properties officeooo:rsid="005a11eb"/>
    </style:style>
    <style:style style:name="T39" style:family="text">
      <style:text-properties officeooo:rsid="005b14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Acceptance</text:span> test</text:p>
      <text:p text:style-name="P82"><text:span text:style-name="T4"/></text:p>
      <text:p text:style-name="P88"><text:span text:style-name="T2">Testers have been asked to add a comment to each question, at least yes/no but more is allowed, with general feedback at the end.</text:span></text:p>
      <text:p text:style-name="P88"><text:span text:style-name="T2">They were allowed to use either laptop or smar</text:span><text:span text:style-name="T18">t</text:span><text:span text:style-name="T2">phone.</text:span></text:p>
      <text:p text:style-name="P89"><text:span text:style-name="T4">I </text:span><text:span text:style-name="T2">told them that the password reset email would likely go into their spam folder.</text:span></text:p>
      <text:p text:style-name="P90"><text:span text:style-name="T2">The answers of some of the testers were translated from Dutch.</text:span></text:p>
      <text:p text:style-name="P10"/>
      <text:p text:style-name="P15">Questions. </text:p>
      <text:p text:style-name="P23"/>
      <text:p text:style-name="P76"><text:span text:style-name="T6">N</text:span><text:span text:style-name="T3">avigation bar</text:span></text:p>
      <text:p text:style-name="P4">Can you find the <text:span text:style-name="T25">navigation</text:span> links in mobile mode? </text:p>
      <text:p text:style-name="P9"/>
      <text:p text:style-name="P76"><text:span text:style-name="T5">Membership</text:span></text:p>
      <text:p text:style-name="P5">Can you create an account?</text:p>
      <text:p text:style-name="P6">Can you login?</text:p>
      <text:p text:style-name="P7">Can you logout?<text:line-break/>Can you reset your password?</text:p>
      <text:p text:style-name="P7"/>
      <text:p text:style-name="P28">Library functionality</text:p>
      <text:p text:style-name="P7">Can you add a book <text:span text:style-name="T24">entry</text:span>? <text:span text:style-name="T24">Can you add one w</text:span><text:span text:style-name="T23">ith a picture?</text:span></text:p>
      <text:p text:style-name="P8">Can you do a search?</text:p>
      <text:p text:style-name="P26">Can you go to the details page from the search results?</text:p>
      <text:p text:style-name="P8"><text:span text:style-name="T21">Can you edit an entry?</text:span></text:p>
      <text:p text:style-name="P8"><text:span text:style-name="T21">Can you del</text:span><text:span text:style-name="T25">e</text:span><text:span text:style-name="T21">te an entry?</text:span></text:p>
      <text:p text:style-name="P8"/>
      <text:p text:style-name="P28">Optional</text:p>
      <text:p text:style-name="P3">Can you reach th<text:span text:style-name="T25">e, entry/search/book,</text:span> page<text:span text:style-name="T26">s</text:span> without being logged in?</text:p>
      <text:p text:style-name="P27">Test the error messages, like trying to add a book with no title or login with wrong information. </text:p>
      <text:p text:style-name="P27"/>
      <text:p text:style-name="P29">General feedback and opinions.</text:p>
      <text:p text:style-name="P2"/>
      <text:p text:style-name="P12">June 1<text:span text:style-name="T22">5</text:span></text:p>
      <text:p text:style-name="P12"/>
      <text:p text:style-name="P82"><text:span text:style-name="T12">Test</text:span><text:span text:style-name="T13">er</text:span><text:span text:style-name="T12"> 1</text:span></text:p>
      <text:p text:style-name="P77"/>
      <text:p text:style-name="P30"><text:span text:style-name="T10">Can you find the </text:span><text:span text:style-name="T25">navigation</text:span><text:span text:style-name="T10"> links in mobile mode? </text:span></text:p>
      <text:p text:style-name="P49">Yes, it is a very user friendly interface. I immediately spotted the drop down menu in the top right corner of the homepage.</text:p>
      <text:p text:style-name="P49"/>
      <text:p text:style-name="P31">Can you create an account?</text:p>
      <text:p text:style-name="P49">Yes I noticed the ''sign up'' button on the landing page and went to the registration template. After I entered my personal details it said ‘registration successful’.</text:p>
      <text:p text:style-name="P49">I was only waiting for a confirmation e-mail maybe this can be set up as well.</text:p>
      <text:p text:style-name="P49"/>
      <text:p text:style-name="P92"/>
      <text:p text:style-name="P49"><text:span text:style-name="T31">Can you login?</text:span></text:p>
      <text:p text:style-name="P51">Yes I can login. </text:p>
      <text:p text:style-name="P51">I now went to the drop down menu to select Insert. </text:p>
      <text:p text:style-name="P51">I really liked that I was able to take a picture immediately without having to go to my photo library. This was very user friendly and a cool feature. </text:p>
      <text:p text:style-name="P51">Not only can I save the book title / writer but also add the cool book covers to my collection. </text:p>
      <text:p text:style-name="P51">So in case I have a passion for collecting books with multiple covers I can also check which ones I already have. For example special editions. </text:p>
      <text:p text:style-name="P51">After adding my book title I clicked ‘back to index’. </text:p>
      <text:p text:style-name="P51">Now I went back to the drop-down menu and clicked ‘ search'' to check if this book would show up. I went to the landing page for the search option and entered my book title. </text:p>
      <text:p text:style-name="P51">It said it found 1 entry and when I clicked the title it went to the image and I was also able to edit the entry. </text:p>
      <text:p text:style-name="P51">Great that this is a feature so I can also update old entries in case I made spelling mistakes or want to change imagery. </text:p>
      <text:p text:style-name="P51">I edited the entry to check if this works and I was successful. </text:p>
      <text:p text:style-name="P51">Eventually I deleted my entry and it gave a nice pop-up message asking ‘Are you sure you want to delete? <text:s/>‘’Annuleer / OK’’. Maybe Annuleer should say ‘’Cancel’’ here.</text:p>
      <text:p text:style-name="P49"/>
      <text:p text:style-name="P31">Can you logout?</text:p>
      <text:p text:style-name="P49">Yes</text:p>
      <text:p text:style-name="P49"/>
      <text:p text:style-name="P49"><text:span text:style-name="T31">Can you reset your password?</text:span></text:p>
      <text:p text:style-name="P49">I tried and it says I would receive a reset link but so far I haven’t received this yet.</text:p>
      <text:p text:style-name="P49">Library functionality</text:p>
      <text:p text:style-name="P49"/>
      <text:p text:style-name="P31">Can you add a book entry? Can you add one with a picture?</text:p>
      <text:p text:style-name="P49">Yes, great feature!</text:p>
      <text:p text:style-name="P49"/>
      <text:p text:style-name="P31">Can you do a search?</text:p>
      <text:p text:style-name="P49">Yes, and it shows 1/3 pages for navigation.</text:p>
      <text:p text:style-name="P49"/>
      <text:p text:style-name="P31">Can you go to the details page from the search results?</text:p>
      <text:p text:style-name="P49">Yes, nice and clean template.</text:p>
      <text:p text:style-name="P49"/>
      <text:p text:style-name="P31">Can you edit an entry?</text:p>
      <text:p text:style-name="P49">Yes</text:p>
      <text:p text:style-name="P49"/>
      <text:p text:style-name="P31">Can you delete an entry?</text:p>
      <text:p text:style-name="P49">Yes</text:p>
      <text:p text:style-name="P50"/>
      <text:p text:style-name="P32">Test the error messages, like trying to add a book with no title or login with wrong information. <text:s/></text:p>
      <text:p text:style-name="P25">I was not able to login with the wrong password. The error message says '''There was an error in the form - Username already exists’’. </text:p>
      <text:p text:style-name="P25"/>
      <text:p text:style-name="P53"/>
      <text:p text:style-name="P14">Tester 2</text:p>
      <text:p text:style-name="P80"><text:span text:style-name="T11"/></text:p>
      <text:p text:style-name="P78">Can you find the navigation links in mobile mode?</text:p>
      <text:p text:style-name="P84"><text:span text:style-name="T34">Yes. I had no problems finding the links.</text:span></text:p>
      <text:p text:style-name="P84"/>
      <text:p text:style-name="P79"><text:soft-page-break/>Can you create an account?</text:p>
      <text:p text:style-name="P84"><text:span text:style-name="T34">Yes, creating an account was very easy.</text:span></text:p>
      <text:p text:style-name="P84"/>
      <text:p text:style-name="P84"><text:span text:style-name="T31">Can you login?</text:span></text:p>
      <text:p text:style-name="P85">Yes</text:p>
      <text:p text:style-name="P84"/>
      <text:p text:style-name="P79">Can you logout?</text:p>
      <text:p text:style-name="P83">Yes</text:p>
      <text:p text:style-name="P55"/>
      <text:p text:style-name="P38">Can you reset your password?</text:p>
      <text:p text:style-name="P56">This I <text:span text:style-name="T35">couldn't</text:span> do, I could enter my email but could not go any further.</text:p>
      <text:p text:style-name="P56"/>
      <text:p text:style-name="P39">Can you add a book entry? Can you add one with a picture?</text:p>
      <text:p text:style-name="P60">It was easy to add a book with a picture.</text:p>
      <text:p text:style-name="P57"/>
      <text:p text:style-name="P37">Can you do a search? </text:p>
      <text:p text:style-name="P57">Yes I could see the books that I inserted, it felt just like searching at the public library.</text:p>
      <text:p text:style-name="P57"/>
      <text:p text:style-name="P37">Can you go to the details page from the search results?</text:p>
      <text:p text:style-name="P57">I had to ask for help with this one, I didn’t notice that the titles of the search results were alo links.</text:p>
      <text:p text:style-name="P57"/>
      <text:p text:style-name="P37">Can you edit an entry?</text:p>
      <text:p text:style-name="P57">This was easy to do.</text:p>
      <text:p text:style-name="P57"/>
      <text:p text:style-name="P37">Can you delete an entry?</text:p>
      <text:p text:style-name="P57">This went well.</text:p>
      <text:p text:style-name="P54"/>
      <text:p text:style-name="P17">Tester 3</text:p>
      <text:p text:style-name="P17"/>
      <text:p text:style-name="P39">Can you find the navigation links in mobile mode?</text:p>
      <text:p text:style-name="P56">Yes, in mobile mode I can find the navigation links on the upper right in my screen. </text:p>
      <text:p text:style-name="P17"/>
      <text:p text:style-name="P39">Can you create an account?</text:p>
      <text:p text:style-name="P56">Yes, I can create an account. </text:p>
      <text:p text:style-name="P56"/>
      <text:p text:style-name="P39">Can you login?</text:p>
      <text:p text:style-name="P56">Yes, I can login. </text:p>
      <text:p text:style-name="P56"/>
      <text:p text:style-name="P39">Can you logout?</text:p>
      <text:p text:style-name="P56">Yes, I can logout. </text:p>
      <text:p text:style-name="P56"/>
      <text:p text:style-name="P39">Can you reset your password?</text:p>
      <text:p text:style-name="P56">No, i can not reset my password. I also checked my unwanted email folder. </text:p>
      <text:p text:style-name="P56"/>
      <text:p text:style-name="P39">Can you add a book entry? Can you add one with a picture?</text:p>
      <text:p text:style-name="P56">Yes, I made a book entry with a picture. </text:p>
      <text:p text:style-name="P56"/>
      <text:p text:style-name="P39">Can you do a search?</text:p>
      <text:p text:style-name="P56">Yes, i searched my own book entry and it was easy to find. </text:p>
      <text:p text:style-name="P1"/>
      <text:p text:style-name="P1"/>
      <text:p text:style-name="P1"/>
      <text:p text:style-name="P1"><text:soft-page-break/></text:p>
      <text:p text:style-name="P33">Can you go to the details page from the search results?</text:p>
      <text:p text:style-name="P1">Yes, i clicked on the name of the book in the search result. </text:p>
      <text:p text:style-name="P1"/>
      <text:p text:style-name="P33">Can you edit an entry?</text:p>
      <text:p text:style-name="P1">Yes, I can edit an entry.</text:p>
      <text:p text:style-name="P1"/>
      <text:p text:style-name="P33">Can you delete an entry?</text:p>
      <text:p text:style-name="P1">Yes, I deleted my entry. </text:p>
      <text:p text:style-name="P1"/>
      <text:p text:style-name="P33">Can you reach the, entry/search/book, pages without being logged in?</text:p>
      <text:p text:style-name="P1">No, there is no search option when I am logged out. </text:p>
      <text:p text:style-name="P1"/>
      <text:p text:style-name="P33">Test the error messages, like trying to add a book with no title or login with wrong information. <text:s/></text:p>
      <text:p text:style-name="P1">When I tried to enter a book entry without a title the app reminded me to put in a title. </text:p>
      <text:p text:style-name="P1"/>
      <text:p text:style-name="P33">Feedback:</text:p>
      <text:p text:style-name="P62">I very much like the idea of having my own digital overview of the books I own. I think the app is easy to use and it looks very professional. </text:p>
      <text:p text:style-name="P62"/>
      <text:p text:style-name="P62">Maybe it would be an idea to also have a list of all the book entrys? For example; if you are not sure if you miss a volume of a book series you can see it easily in an overview? </text:p>
      <text:p text:style-name="P1"/>
      <text:p text:style-name="P16">June 16</text:p>
      <text:p text:style-name="P16"/>
      <text:p text:style-name="P16">Tester 4</text:p>
      <text:p text:style-name="P16"><text:span text:style-name="T29"/></text:p>
      <text:p text:style-name="P44"><text:span text:style-name="T29">Can you find the navigation links in mobile mode?</text:span></text:p>
      <text:p text:style-name="P65"><text:span text:style-name="T29">Yes on both </text:span><text:span text:style-name="T30">laptop</text:span><text:span text:style-name="T29"> and on my phone.</text:span></text:p>
      <text:p text:style-name="P65"><text:span text:style-name="T29"/></text:p>
      <text:p text:style-name="P42"><text:span text:style-name="T29">Can you create an account?</text:span></text:p>
      <text:p text:style-name="P66"><text:span text:style-name="T29">Yes.</text:span></text:p>
      <text:p text:style-name="P65"><text:span text:style-name="T29"/></text:p>
      <text:p text:style-name="P65"><text:span text:style-name="T32">Can you login?</text:span></text:p>
      <text:p text:style-name="P66"><text:span text:style-name="T29">Yes.</text:span></text:p>
      <text:p text:style-name="P65"><text:span text:style-name="T29"/></text:p>
      <text:p text:style-name="P65"><text:span text:style-name="T32">Can you logout?</text:span></text:p>
      <text:p text:style-name="P19"><text:span text:style-name="T29">Yes.</text:span></text:p>
      <text:p text:style-name="P19"><text:span text:style-name="T29"/></text:p>
      <text:p text:style-name="P45"><text:span text:style-name="T29">Can you reset your password?</text:span></text:p>
      <text:p text:style-name="P20"><text:span text:style-name="T29">Yes.</text:span></text:p>
      <text:p text:style-name="P20"><text:span text:style-name="T30"/></text:p>
      <text:p text:style-name="P20"><text:span text:style-name="T33">Can you add a book entry? Can you add one with a picture?</text:span></text:p>
      <text:p text:style-name="P20"><text:span text:style-name="T28">Yes a book and a photo.</text:span><text:span text:style-name="T30"> </text:span></text:p>
      <text:p text:style-name="P20"><text:span text:style-name="T30"/></text:p>
      <text:p text:style-name="P47"><text:span text:style-name="T30">Can you do a search?</text:span></text:p>
      <text:p text:style-name="P20"><text:span text:style-name="T30">Y</text:span><text:span text:style-name="T29">es</text:span></text:p>
      <text:p text:style-name="P20"><text:span text:style-name="T29"/></text:p>
      <text:p text:style-name="P47"><text:span text:style-name="T29">Can you go to the details page from the search results?</text:span></text:p>
      <text:p text:style-name="P20"><text:span text:style-name="T29">Yes</text:span></text:p>
      <text:p text:style-name="P20"><text:span text:style-name="T29"/></text:p>
      <text:p text:style-name="P20"><text:span text:style-name="T29"/></text:p>
      <text:p text:style-name="P20"><text:soft-page-break/><text:span text:style-name="T32">Can you edit an entry?</text:span></text:p>
      <text:p text:style-name="P67"><text:span text:style-name="T29">Yes</text:span></text:p>
      <text:p text:style-name="P67"><text:span text:style-name="T29"/></text:p>
      <text:p text:style-name="P67"><text:span text:style-name="T32">Can you delete an entry?</text:span></text:p>
      <text:p text:style-name="P68"><text:span text:style-name="T29">Yes</text:span></text:p>
      <text:p text:style-name="P19"><text:span text:style-name="T29"/></text:p>
      <text:p text:style-name="P45"><text:span text:style-name="T29">Can you reach the, entry/search/book, pages without being logged in?</text:span></text:p>
      <text:p text:style-name="P22"><text:span text:style-name="T29">No, I couldn't reach those without being logged in.</text:span></text:p>
      <text:p text:style-name="P19"><text:span text:style-name="T29"/></text:p>
      <text:p text:style-name="P46"><text:span text:style-name="T29">Test the error messages, like trying to add a book with no title or login with wrong information. </text:span></text:p>
      <text:p text:style-name="P22"><text:span text:style-name="T29">I tried and could not add a book without an author.</text:span></text:p>
      <text:p text:style-name="P16"><text:span text:style-name="T29"/></text:p>
      <text:p text:style-name="P43"><text:span text:style-name="T29">Feedback:</text:span></text:p>
      <text:p text:style-name="P48"><text:span text:style-name="T29"/></text:p>
      <text:p text:style-name="P70"><text:span text:style-name="T29">I didn’t immediately see the search option.</text:span></text:p>
      <text:p text:style-name="P87"><text:span text:style-name="T16">After logging in I could still see the login and sign up links, which would be unnecessary. </text:span></text:p>
      <text:p text:style-name="P69"><text:span text:style-name="T29">I would like to be able to also search based on the author.</text:span></text:p>
      <text:p text:style-name="P69"><text:span text:style-name="T29">When editing an entry it would be useful if all the old information were already filled in so I would only need to change the parts I want to.</text:span></text:p>
      <text:p text:style-name="P69"><text:span text:style-name="T29"><text:s/></text:span></text:p>
      <text:p text:style-name="P18"><text:span text:style-name="T29"/></text:p>
      <text:p text:style-name="P21">Tester 5</text:p>
      <text:p text:style-name="P21"/>
      <text:p text:style-name="P40">Can you find the navigation links in mobile mode?</text:p>
      <text:p text:style-name="P61">Yes, no problem.</text:p>
      <text:p text:style-name="P61"/>
      <text:p text:style-name="P41">Can you create an account?</text:p>
      <text:p text:style-name="P59">Yes, easy to do.</text:p>
      <text:p text:style-name="P58"/>
      <text:p text:style-name="P41">Can you login?</text:p>
      <text:p text:style-name="P59">No problems with logging in.</text:p>
      <text:p text:style-name="P58"/>
      <text:p text:style-name="P41">Can you logout? </text:p>
      <text:p text:style-name="P59">Logging out goes fine.</text:p>
      <text:p text:style-name="P58"/>
      <text:p text:style-name="P41">Can you reset your password?</text:p>
      <text:p text:style-name="P63"><text:span text:style-name="T29">I quickly got a mail which didn’t arrive in my spambox.</text:span></text:p>
      <text:p text:style-name="P71"><text:span text:style-name="T29"/></text:p>
      <text:p text:style-name="P33">Can you add a book entry? Can you add one with a picture?</text:p>
      <text:p text:style-name="P72">I can add a book and select an image.</text:p>
      <text:p text:style-name="P1"/>
      <text:p text:style-name="P33">Can you do a search?</text:p>
      <text:p text:style-name="P72">I can search by title.</text:p>
      <text:p text:style-name="P72"/>
      <text:p text:style-name="P34">Can you go to the details page from the search results?</text:p>
      <text:p text:style-name="P72">I can go to the details page.</text:p>
      <text:p text:style-name="P72"/>
      <text:p text:style-name="P34">Can you edit an entry?</text:p>
      <text:p text:style-name="P72">If I want to edit an entry I have to fill in all the information again. It would be easier to already fill in all the old info so I would only have to edit the parts that I want.</text:p>
      <text:p text:style-name="P72"/>
      <text:p text:style-name="P93"/>
      <text:p text:style-name="P34">Can you delete an entry?</text:p>
      <text:p text:style-name="P73">Yes.</text:p>
      <text:p text:style-name="P73"/>
      <text:p text:style-name="P35">Can you reach the, entry/search/book, pages without being logged in?</text:p>
      <text:p text:style-name="P73">No, you really need to be logged in to use those options.</text:p>
      <text:p text:style-name="P73"/>
      <text:p text:style-name="P35">Test the error messages, like trying to add a book with no title or login with wrong information. </text:p>
      <text:p text:style-name="P74">With a wrong username or password I get the correct error message.</text:p>
      <text:p text:style-name="P74">Without a title I can’t add a new book.</text:p>
      <text:p text:style-name="P74"/>
      <text:p text:style-name="P36">Feedback:</text:p>
      <text:p text:style-name="P64">It was great to see, <text:span text:style-name="T39">to think</text:span> that you’ve made this.</text:p>
      <text:p text:style-name="P75">A user-friendly program. A quick reaction to the request for a new password. Good layout and clear input fields.</text:p>
      <text:p text:style-name="P75">In the navbar, it would be easier that when you’ve logged in the login link would be replaced with a logout link.</text:p>
      <text:p text:style-name="P75">On the search page, I would also like to be able to search based on the author of a book.</text:p>
      <text:p text:style-name="P72"/>
      <text:p text:style-name="P1"/>
      <text:p text:style-name="P13">Personal notes:</text:p>
      <text:p text:style-name="P52"><text:span text:style-name="T37">While glancing at a tester</text:span> I noticed that I forgot to remove a certain dummy link.</text:p>
      <text:p text:style-name="P91"><text:span text:style-name="T7">I was credit</text:span><text:span text:style-name="T8">ed or blamed</text:span><text:span text:style-name="T7"> for some features that were the results of the browser the tester used. </text:span></text:p>
      <text:p text:style-name="P91"><text:span text:style-name="T7">L</text:span><text:span text:style-name="T19">ike l</text:span><text:span text:style-name="T7">ogging in with a fingerprint and immediately going to the camera app when clicking the upload image button. </text:span><text:span text:style-name="T8">Or mentions of Dutch in this English app because that was their standard </text:span><text:span text:style-name="T19">browser</text:span><text:span text:style-name="T8"> language.</text:span><text:span text:style-name="T7"> </text:span></text:p>
      <text:p text:style-name="P81"><text:span text:style-name="T7">B</text:span><text:span text:style-name="T2">efore </text:span><text:span text:style-name="T19">and after</text:span><text:span text:style-name="T2"> doing this test I tried out the password reset and it worked for me but apparently there still is a problem here, </text:span><text:span text:style-name="T15">though the last </text:span><text:span text:style-name="T19">two</text:span><text:span text:style-name="T15"> tester</text:span><text:span text:style-name="T19">s</text:span><text:span text:style-name="T15"> did seemingly succeed in this</text:span><text:span text:style-name="T2">.</text:span></text:p>
      <text:p text:style-name="P91"><text:span text:style-name="T20">The fourth </text:span><text:span text:style-name="T17">and fifth</text:span><text:span text:style-name="T20"> tester w</text:span><text:span text:style-name="T17">ere</text:span><text:span text:style-name="T20"> the only one</text:span><text:span text:style-name="T17">s</text:span><text:span text:style-name="T20"> that I never before spoke to about this project and w</text:span><text:span text:style-name="T17">ere</text:span><text:span text:style-name="T20"> seemingly </text:span><text:span text:style-name="T19">a bit</text:span><text:span text:style-name="T20"> confused as to its </text:span><text:span text:style-name="T19">intent</text:span><text:span text:style-name="T20">. </text:span></text:p>
      <text:p text:style-name="P86"><text:span text:style-name="T14">I should’ve replaced the dummy text with an explanation of the website’s purpos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Helvetica" svg:font-family="Helvetica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2T14:39:52.468000000</meta:creation-date>
    <meta:generator>LibreOffice/6.4.0.3$Windows_X86_64 LibreOffice_project/b0a288ab3d2d4774cb44b62f04d5d28733ac6df8</meta:generator>
    <dc:date>2021-06-16T15:22:58.687000000</dc:date>
    <meta:editing-duration>P2DT2H51M50S</meta:editing-duration>
    <meta:editing-cycles>70</meta:editing-cycles>
    <meta:document-statistic meta:table-count="0" meta:image-count="0" meta:object-count="0" meta:page-count="6" meta:paragraph-count="177" meta:word-count="1691" meta:character-count="8621" meta:non-whitespace-character-count="7063"/>
  </office:meta>
</office:document-meta>
</file>